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ad78a1"/>
    </style:style>
    <style:style style:name="P18" style:family="paragraph" style:parent-style-name="Standard">
      <style:text-properties officeooo:rsid="00e33af8" officeooo:paragraph-rsid="01b3aa91"/>
    </style:style>
    <style:style style:name="P19" style:family="paragraph" style:parent-style-name="Standard">
      <style:text-properties officeooo:rsid="00e33af8" officeooo:paragraph-rsid="01b7993a"/>
    </style:style>
    <style:style style:name="P20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1" style:family="paragraph" style:parent-style-name="Standard">
      <style:text-properties officeooo:rsid="00462bf3" officeooo:paragraph-rsid="00462bf3"/>
    </style:style>
    <style:style style:name="P22" style:family="paragraph" style:parent-style-name="Standard">
      <style:text-properties officeooo:rsid="01240beb" officeooo:paragraph-rsid="01240beb"/>
    </style:style>
    <style:style style:name="P23" style:family="paragraph" style:parent-style-name="Standard">
      <style:text-properties officeooo:rsid="0134126d" officeooo:paragraph-rsid="0134126d"/>
    </style:style>
    <style:style style:name="P24" style:family="paragraph" style:parent-style-name="Standard">
      <style:text-properties officeooo:rsid="0134126d" officeooo:paragraph-rsid="01546aa4"/>
    </style:style>
    <style:style style:name="P25" style:family="paragraph" style:parent-style-name="Standard">
      <style:text-properties officeooo:paragraph-rsid="01aa29cf"/>
    </style:style>
    <style:style style:name="P2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7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30" style:family="paragraph" style:parent-style-name="Standard" style:list-style-name="L1">
      <style:text-properties officeooo:rsid="01b7993a" officeooo:paragraph-rsid="01b7993a"/>
    </style:style>
    <style:style style:name="P31" style:family="paragraph" style:parent-style-name="Standard" style:list-style-name="L4">
      <style:text-properties officeooo:rsid="01b7993a" officeooo:paragraph-rsid="01b7993a"/>
    </style:style>
    <style:style style:name="P32" style:family="paragraph" style:parent-style-name="Standard" style:list-style-name="L1">
      <style:text-properties officeooo:rsid="01b8d455" officeooo:paragraph-rsid="01b8d455"/>
    </style:style>
    <style:style style:name="P33" style:family="paragraph" style:parent-style-name="Standard" style:list-style-name="L1">
      <style:text-properties officeooo:rsid="01bc22af" officeooo:paragraph-rsid="01bc22af"/>
    </style:style>
    <style:style style:name="P34" style:family="paragraph" style:parent-style-name="Standard" style:list-style-name="L3">
      <style:text-properties officeooo:rsid="01bc22af" officeooo:paragraph-rsid="01bc22af"/>
    </style:style>
    <style:style style:name="P35" style:family="paragraph" style:parent-style-name="Standard" style:list-style-name="L1">
      <style:text-properties officeooo:rsid="01bcdbcc" officeooo:paragraph-rsid="01bcdbcc"/>
    </style:style>
    <style:style style:name="P36" style:family="paragraph" style:parent-style-name="Standard" style:list-style-name="L4">
      <style:text-properties officeooo:rsid="01bcdbcc" officeooo:paragraph-rsid="01bcdbcc"/>
    </style:style>
    <style:style style:name="P37" style:family="paragraph" style:parent-style-name="Standard" style:list-style-name="L1">
      <style:text-properties officeooo:rsid="01be5c36" officeooo:paragraph-rsid="01be5c36"/>
    </style:style>
    <style:style style:name="P38" style:family="paragraph" style:parent-style-name="Standard" style:list-style-name="L1">
      <style:text-properties officeooo:rsid="01ad78a1" officeooo:paragraph-rsid="01ad78a1"/>
    </style:style>
    <style:style style:name="P39" style:family="paragraph" style:parent-style-name="Standard" style:list-style-name="L1">
      <style:text-properties officeooo:rsid="01af99fa" officeooo:paragraph-rsid="01af99fa"/>
    </style:style>
    <style:style style:name="P40" style:family="paragraph" style:parent-style-name="Standard" style:list-style-name="L4">
      <style:text-properties officeooo:rsid="01af99fa" officeooo:paragraph-rsid="01af99fa"/>
    </style:style>
    <style:style style:name="P41" style:family="paragraph" style:parent-style-name="Standard" style:list-style-name="L1">
      <style:text-properties officeooo:rsid="01aff44d" officeooo:paragraph-rsid="01aff44d"/>
    </style:style>
    <style:style style:name="P42" style:family="paragraph" style:parent-style-name="Standard" style:list-style-name="L1">
      <style:text-properties officeooo:rsid="01b2f648" officeooo:paragraph-rsid="01b2f648"/>
    </style:style>
    <style:style style:name="P43" style:family="paragraph" style:parent-style-name="Standard" style:list-style-name="L1">
      <style:text-properties officeooo:rsid="01aa29cf" officeooo:paragraph-rsid="01acd344"/>
    </style:style>
    <style:style style:name="P44" style:family="paragraph" style:parent-style-name="Standard" style:list-style-name="L2">
      <style:text-properties officeooo:rsid="008140de" officeooo:paragraph-rsid="00d8f386"/>
    </style:style>
    <style:style style:name="P45" style:family="paragraph" style:parent-style-name="Standard" style:list-style-name="L2">
      <style:text-properties officeooo:rsid="00c530ef" officeooo:paragraph-rsid="00c530ef"/>
    </style:style>
    <style:style style:name="P46" style:family="paragraph" style:parent-style-name="Standard" style:list-style-name="L3">
      <style:text-properties officeooo:rsid="01af39ef" officeooo:paragraph-rsid="01af39ef"/>
    </style:style>
    <style:style style:name="P47" style:family="paragraph" style:parent-style-name="Standard" style:list-style-name="L2">
      <style:text-properties officeooo:rsid="00b59dbd" officeooo:paragraph-rsid="00c504b5"/>
    </style:style>
    <style:style style:name="P48" style:family="paragraph" style:parent-style-name="Standard" style:list-style-name="L4">
      <style:text-properties officeooo:rsid="01ab6fbf" officeooo:paragraph-rsid="01ab6fbf"/>
    </style:style>
    <style:style style:name="P49" style:family="paragraph" style:parent-style-name="Standard" style:list-style-name="L4">
      <style:text-properties officeooo:rsid="01b9ced0" officeooo:paragraph-rsid="01b9ced0"/>
    </style:style>
    <style:style style:name="P50" style:family="paragraph" style:parent-style-name="Standard" style:list-style-name="L5">
      <style:text-properties officeooo:rsid="01a44ce4" officeooo:paragraph-rsid="01a44ce4"/>
    </style:style>
    <style:style style:name="P51" style:family="paragraph" style:parent-style-name="Standard" style:list-style-name="L6">
      <style:text-properties officeooo:rsid="01a44ce4" officeooo:paragraph-rsid="01a44ce4"/>
    </style:style>
    <style:style style:name="P52" style:family="paragraph" style:parent-style-name="Standard" style:list-style-name="L8">
      <style:text-properties officeooo:rsid="01a44ce4" officeooo:paragraph-rsid="01a44ce4"/>
    </style:style>
    <style:style style:name="P53" style:family="paragraph" style:parent-style-name="Standard" style:list-style-name="L2">
      <style:text-properties officeooo:rsid="00d07f2c" officeooo:paragraph-rsid="00d07f2c"/>
    </style:style>
    <style:style style:name="P54" style:family="paragraph" style:parent-style-name="Standard" style:list-style-name="L2">
      <style:text-properties officeooo:rsid="00dccbd5" officeooo:paragraph-rsid="00dccbd5"/>
    </style:style>
    <style:style style:name="P55" style:family="paragraph" style:parent-style-name="Standard" style:list-style-name="L7">
      <style:text-properties officeooo:rsid="01279158" officeooo:paragraph-rsid="01279158"/>
    </style:style>
    <style:style style:name="P56" style:family="paragraph" style:parent-style-name="Standard" style:list-style-name="L2">
      <style:text-properties officeooo:rsid="01053643" officeooo:paragraph-rsid="01053643"/>
    </style:style>
    <style:style style:name="P57" style:family="paragraph" style:parent-style-name="Standard" style:list-style-name="L1">
      <style:text-properties officeooo:rsid="01c1f191" officeooo:paragraph-rsid="01c2b3cf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bold" officeooo:rsid="01a7bd81" style:font-weight-asian="bold" style:font-weight-complex="bold"/>
    </style:style>
    <style:style style:name="T4" style:family="text">
      <style:text-properties fo:font-weight="normal" officeooo:rsid="0019a9d6" style:font-weight-asian="normal" style:font-weight-complex="normal"/>
    </style:style>
    <style:style style:name="T5" style:family="text">
      <style:text-properties fo:font-weight="normal" officeooo:rsid="00dccbd5" style:font-weight-asian="normal" style:font-weight-complex="normal"/>
    </style:style>
    <style:style style:name="T6" style:family="text">
      <style:text-properties officeooo:rsid="00462bf3"/>
    </style:style>
    <style:style style:name="T7" style:family="text">
      <style:text-properties officeooo:rsid="004fdc42"/>
    </style:style>
    <style:style style:name="T8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10" style:family="text">
      <style:text-properties officeooo:rsid="0065f56d"/>
    </style:style>
    <style:style style:name="T11" style:family="text">
      <style:text-properties officeooo:rsid="006bd988"/>
    </style:style>
    <style:style style:name="T12" style:family="text">
      <style:text-properties officeooo:rsid="00162ac1"/>
    </style:style>
    <style:style style:name="T13" style:family="text">
      <style:text-properties officeooo:rsid="00825d4b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257549"/>
    </style:style>
    <style:style style:name="T17" style:family="text">
      <style:text-properties officeooo:rsid="01258356"/>
    </style:style>
    <style:style style:name="T18" style:family="text">
      <style:text-properties officeooo:rsid="0127388e"/>
    </style:style>
    <style:style style:name="T19" style:family="text">
      <style:text-properties officeooo:rsid="01a7bd81"/>
    </style:style>
    <style:style style:name="T20" style:family="text">
      <style:text-properties officeooo:rsid="01aa29cf"/>
    </style:style>
    <style:style style:name="T21" style:family="text">
      <style:text-properties officeooo:rsid="01ab6fbf"/>
    </style:style>
    <style:style style:name="T22" style:family="text">
      <style:text-properties officeooo:rsid="01acd344"/>
    </style:style>
    <style:style style:name="T23" style:family="text">
      <style:text-properties officeooo:rsid="01ad78a1"/>
    </style:style>
    <style:style style:name="T24" style:family="text">
      <style:text-properties officeooo:rsid="01b7993a"/>
    </style:style>
    <style:style style:name="T25" style:family="text">
      <style:text-properties officeooo:rsid="01b9ced0"/>
    </style:style>
    <style:style style:name="T26" style:family="text">
      <style:text-properties officeooo:rsid="01bfa436"/>
    </style:style>
    <style:style style:name="T27" style:family="text">
      <style:text-properties officeooo:rsid="01c0847c"/>
    </style:style>
    <style:style style:name="T28" style:family="text">
      <style:text-properties officeooo:rsid="01c44cda"/>
    </style:style>
    <style:style style:name="T29" style:family="text">
      <style:text-properties officeooo:rsid="01c58e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0">v<text:span text:style-name="T20">2.7.0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5">below </text:span><text:span text:style-name="T4">for the sequence of commits/tags to make a version.</text:span></text:p>
      <text:p text:style-name="P1"/>
      <text:p text:style-name="P3">Changes:</text:p>
      <text:p text:style-name="P19"/>
      <text:p text:style-name="P19"><text:span text:style-name="T24">Fixes</text:span> (<text:span text:style-name="T29">92 2E 98 98 <text:s/>17 4B</text:span>):</text:p>
      <text:list xml:id="list2221572947" text:style-name="L1">
        <text:list-item>
          <text:p text:style-name="P30">If only one project, assign_permits.php went to undefined SELECT_SPECS</text:p>
        </text:list-item>
        <text:list-item>
          <text:p text:style-name="P32"><text:span text:style-name="T25">Person list in </text:span>set_rates gets all persons regardless of org</text:p>
        </text:list-item>
        <text:list-item>
          <text:p text:style-name="P33">Typo in project_select.php if no project assigned to logged on person</text:p>
        </text:list-item>
        <text:list-item>
          <text:p text:style-name="P35">If non-superuser selecting org, typo in SQL in org_select.php</text:p>
        </text:list-item>
        <text:list-item>
          <text:p text:style-name="P37">The “_LEGAL_” permit was lost when changing org <text:span text:style-name="T26">in org_select.php</text:span></text:p>
        </text:list-item>
      </text:list>
      <text:p text:style-name="P19"/>
      <text:p text:style-name="P17"><text:span text:style-name="T23">Person administration can connect/disconnect from orgs</text:span> (<text:span text:style-name="T28">90 73 EF 2A 16 32</text:span>):</text:p>
      <text:list xml:id="list174009908231019" text:continue-numbering="true" text:style-name="L1">
        <text:list-item>
          <text:p text:style-name="P38">When person_select.php lists persons, the ‘new’ item becomes ‘add a person’</text:p>
        </text:list-item>
        <text:list-item>
          <text:p text:style-name="P39">When adding a person, check for aliens to connect</text:p>
        </text:list-item>
        <text:list-item>
          <text:p text:style-name="P41">Making a person inactive must check for active expense log</text:p>
        </text:list-item>
        <text:list-item>
          <text:p text:style-name="P42">To disconnect (‘Remove’ button), person must be inactive</text:p>
        </text:list-item>
        <text:list-item>
          <text:p text:style-name="P57">When getting person info, person_edit.php was not specifying org</text:p>
        </text:list-item>
      </text:list>
      <text:p text:style-name="P17"/>
      <text:p text:style-name="P18"><text:span text:style-name="T22">More adventures in starting state thread at login (the base state)</text:span> (<text:span text:style-name="T27">CA 64 B7 6E 21 08</text:span>):</text:p>
      <text:list xml:id="list174009266761532" text:continue-numbering="true" text:style-name="L1">
        <text:list-item>
          <text:p text:style-name="P43"><text:span text:style-name="T22">If s</text:span>electing a menu item without ‘returning to menu’, <text:span text:style-name="T21">executive.php</text:span> <text:span text:style-name="T22">mus</text:span>t reset state</text:p>
        </text:list-item>
      </text:list>
      <text:p text:style-name="P25"/>
      <text:p text:style-name="P13"><text:span text:style-name="T8">Installation instructions</text:span><text:span text:style-name="T9">:</text:span></text:p>
      <text:list xml:id="list1825828865" text:style-name="L2">
        <text:list-item>
          <text:p text:style-name="P44">version.php</text:p>
        </text:list-item>
        <text:list-item>
          <text:p text:style-name="P45">offline/lib/</text:p>
        </text:list-item>
      </text:list>
      <text:list xml:id="list3136578711" text:style-name="L3">
        <text:list-item>
          <text:list>
            <text:list-item>
              <text:p text:style-name="P46">person_select.php</text:p>
            </text:list-item>
            <text:list-item>
              <text:p text:style-name="P34">project_select.php</text:p>
            </text:list-item>
          </text:list>
        </text:list-item>
      </text:list>
      <text:list xml:id="list174008846029955" text:continue-list="list1825828865" text:style-name="L2">
        <text:list-item>
          <text:p text:style-name="P47">offline/main/</text:p>
        </text:list-item>
      </text:list>
      <text:list xml:id="list3817071777" text:style-name="L4">
        <text:list-item>
          <text:list>
            <text:list-item>
              <text:p text:style-name="P48">service/executive.php</text:p>
            </text:list-item>
            <text:list-item>
              <text:p text:style-name="P31">assign_permits.php</text:p>
            </text:list-item>
            <text:list-item>
              <text:p text:style-name="P36">org_select.php</text:p>
            </text:list-item>
            <text:list-item>
              <text:p text:style-name="P40">person_<text:span text:style-name="T24">edit</text:span>.php</text:p>
            </text:list-item>
            <text:list-item>
              <text:p text:style-name="P49">set_rates.php</text:p>
            </text:list-item>
          </text:list>
        </text:list-item>
      </text:list>
      <text:list xml:id="list174008550368577" text:continue-list="list174008846029955" text:style-name="L2">
        <text:list-item>
          <text:p text:style-name="P47">scripts</text:p>
        </text:list-item>
      </text:list>
      <text:list xml:id="list545387593" text:style-name="L5">
        <text:list-item>
          <text:list>
            <text:list-item>
              <text:p text:style-name="P50">N/A</text:p>
            </text:list-item>
          </text:list>
        </text:list-item>
      </text:list>
      <text:list xml:id="list174009923250254" text:continue-list="list174008550368577" text:style-name="L2">
        <text:list-item>
          <text:p text:style-name="P53">DB</text:p>
        </text:list-item>
      </text:list>
      <text:list xml:id="list2053596869" text:style-name="L6">
        <text:list-item>
          <text:list>
            <text:list-item>
              <text:p text:style-name="P51">N/A</text:p>
            </text:list-item>
          </text:list>
        </text:list-item>
      </text:list>
      <text:list xml:id="list174010545845876" text:continue-list="list174009923250254" text:style-name="L2">
        <text:list-item>
          <text:p text:style-name="P54">Reports</text:p>
        </text:list-item>
      </text:list>
      <text:list xml:id="list2980012120" text:style-name="L7">
        <text:list-item>
          <text:list>
            <text:list-item>
              <text:p text:style-name="P55">N/A</text:p>
            </text:list-item>
          </text:list>
        </text:list-item>
      </text:list>
      <text:list xml:id="list174009979065031" text:continue-list="list174010545845876" text:style-name="L2">
        <text:list-item>
          <text:p text:style-name="P56">Other</text:p>
        </text:list-item>
      </text:list>
      <text:list xml:id="list521992174" text:style-name="L8">
        <text:list-item>
          <text:list>
            <text:list-item>
              <text:p text:style-name="P52">N/A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22"><text:soft-page-break/>For each group of changes, git add &lt;module&gt; <text:span text:style-name="T16">then</text:span></text:p>
      <text:p text:style-name="P27">describe changes in docs/commitMsg then</text:p>
      <text:p text:style-name="P29">git commit -F docs/commitMsg (or -m &lt;message&gt;) then</text:p>
      <text:p text:style-name="P29">save the commit <text:span text:style-name="T17">SHA1 hash</text:span> in this doc</text:p>
      <text:p text:style-name="P16">Inspect with gitk, git log -<text:span text:style-name="T17">n &lt;how many to display&gt;</text:span>, git status</text:p>
      <text:p text:style-name="P21">Update <text:span text:style-name="T10">version # in this doc and</text:span> <text:span text:style-name="T11">version</text:span>.php:</text:p>
      <text:p text:style-name="P26">First level number <text:span text:style-name="T19">(</text:span><text:span text:style-name="T3">N</text:span><text:span text:style-name="T19">)</text:span> is for a major architectural change;</text:p>
      <text:p text:style-name="P28">Second level <text:span text:style-name="T19">(</text:span><text:span text:style-name="T3">n</text:span><text:span text:style-name="T19">)</text:span> indicates new functionality;</text:p>
      <text:p text:style-name="P28">Third level <text:span text:style-name="T19">(</text:span><text:span text:style-name="T3">i</text:span><text:span text:style-name="T19">) will be just minor fixes/functions.</text:span></text:p>
      <text:p text:style-name="P9">Commit this doc <text:span text:style-name="T18">(save it first) &amp; version.php (git commit -m vx.x.x)</text:span></text:p>
      <text:p text:style-name="P6">Tag with version id <text:span text:style-name="T7">(git tag -m “Version x.x.x” -a vx.x.x &lt;hash of this doc/version commit&gt;)</text:span></text:p>
      <text:p text:style-name="P14">(git stash save)</text:p>
      <text:p text:style-name="P7">Checkout master <text:span text:style-name="T12">(git checkout master)</text:span></text:p>
      <text:p text:style-name="P7">Merge dev <text:span text:style-name="T12">(git merge dev)</text:span></text:p>
      <text:p text:style-name="P7">Push to origin <text:span text:style-name="T14">(git push origin(see .git/config))</text:span><text:span text:style-name="T12"> <text:s/>(git push –tags origin master - that’s 2 dashes on ‘tag’)</text:span></text:p>
      <text:p text:style-name="P7">Checkout dev <text:span text:style-name="T13">(git checkout dev)</text:span></text:p>
      <text:p text:style-name="P14">(git stash pop)</text:p>
      <text:p text:style-name="P11">Save a copy <text:span text:style-name="T6">of this doc &amp; version.php</text:span> in each user library</text:p>
      <text:p text:style-name="P23">Save versioned directories</text:p>
      <text:p text:style-name="P8">Start re-doing this doc</text:p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04-28T17:40:08.346881255</dc:date>
    <meta:editing-duration>P9DT41M33S</meta:editing-duration>
    <meta:editing-cycles>333</meta:editing-cycles>
    <meta:generator>LibreOffice/6.1.5.2$Linux_X86_64 LibreOffice_project/10$Build-2</meta:generator>
    <meta:print-date>2017-08-31T14:33:30.997374882</meta:print-date>
    <meta:document-statistic meta:table-count="0" meta:image-count="0" meta:object-count="0" meta:page-count="2" meta:paragraph-count="58" meta:word-count="391" meta:character-count="2330" meta:non-whitespace-character-count="2023"/>
  </office:meta>
</office:document-meta>
</file>